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46.16mm" svg:y="1mm">
            <draw:object draw:notify-on-update-of-ranges="Sheet1.B1:Sheet1.B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23.29mm" svg:height="125.68mm" svg:x="119.77mm" svg:y="23.92mm">
            <draw:object draw:notify-on-update-of-ranges="Sheet1.B1:Sheet1.B4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.5" calcext:value-type="float">
            <text:p>8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.5" calcext:value-type="float">
            <text:p>81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.5" calcext:value-type="float">
            <text:p>83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.5" calcext:value-type="float">
            <text:p>84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.5" calcext:value-type="float">
            <text:p>85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.5" calcext:value-type="float">
            <text:p>86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.5" calcext:value-type="float">
            <text:p>88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.5" calcext:value-type="float">
            <text:p>89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561" calcext:value-type="float">
            <text:p>18561</text:p>
          </table:table-cell>
          <table:table-cell/>
        </table:table-row>
        <table:table-row table:style-name="ro1">
          <table:table-cell office:value-type="float" office:value="90.375" calcext:value-type="float">
            <text:p>90.375</text:p>
          </table:table-cell>
          <table:table-cell office:value-type="float" office:value="19025" calcext:value-type="float">
            <text:p>19025</text:p>
          </table:table-cell>
          <table:table-cell/>
        </table:table-row>
        <table:table-row table:style-name="ro1">
          <table:table-cell office:value-type="float" office:value="90.75" calcext:value-type="float">
            <text:p>90.75</text:p>
          </table:table-cell>
          <table:table-cell office:value-type="float" office:value="21750" calcext:value-type="float">
            <text:p>21750</text:p>
          </table:table-cell>
          <table:table-cell/>
        </table:table-row>
        <table:table-row table:style-name="ro1">
          <table:table-cell office:value-type="float" office:value="90.5" calcext:value-type="float">
            <text:p>90.5</text:p>
          </table:table-cell>
          <table:table-cell office:value-type="float" office:value="19360" calcext:value-type="float">
            <text:p>1936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9168" calcext:value-type="float">
            <text:p>19168</text:p>
          </table:table-cell>
          <table:table-cell/>
        </table:table-row>
        <table:table-row table:style-name="ro1">
          <table:table-cell office:value-type="float" office:value="91.5" calcext:value-type="float">
            <text:p>91.5</text:p>
          </table:table-cell>
          <table:table-cell office:value-type="float" office:value="16485" calcext:value-type="float">
            <text:p>16485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6485" calcext:value-type="float">
            <text:p>16485</text:p>
          </table:table-cell>
          <table:table-cell/>
        </table:table-row>
        <table:table-row table:style-name="ro1">
          <table:table-cell office:value-type="float" office:value="92.5" calcext:value-type="float">
            <text:p>92.5</text:p>
          </table:table-cell>
          <table:table-cell office:value-type="float" office:value="14040" calcext:value-type="float">
            <text:p>1404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732" calcext:value-type="float">
            <text:p>8732</text:p>
          </table:table-cell>
          <table:table-cell/>
        </table:table-row>
        <table:table-row table:style-name="ro1">
          <table:table-cell office:value-type="float" office:value="93.5" calcext:value-type="float">
            <text:p>93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.5" calcext:value-type="float">
            <text:p>94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.5" calcext:value-type="float">
            <text:p>95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.5" calcext:value-type="float">
            <text:p>96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.5" calcext:value-type="float">
            <text:p>97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98.5" calcext:value-type="float">
            <text:p>98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8T01:14:47.229968186</meta:creation-date>
    <dc:date>2021-02-28T02:14:34.910988340</dc:date>
    <meta:editing-duration>PT9M7S</meta:editing-duration>
    <meta:editing-cycles>1</meta:editing-cycles>
    <meta:document-statistic meta:table-count="1" meta:cell-count="92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-0.21cm" svg:y="0cm" style:legend-expansion="high" chart:style-name="ch2"/>
        <chart:plot-area chart:style-name="ch3" table:cell-range-address="Sheet1.B1:Sheet1.B43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33cm" svg:height="12.569cm" xlink:href=".." xlink:type="simple" chart:class="chart:line" chart:style-name="ch1">
        <chart:legend chart:legend-position="end" svg:x="19.478cm" svg:y="5.985cm" style:legend-expansion="high" chart:style-name="ch2"/>
        <chart:plot-area chart:style-name="ch3" table:cell-range-address="Sheet1.B1:Sheet1.B43" svg:x="0.446cm" svg:y="0.251cm" svg:width="18.586cm" svg:height="12.067cm">
          <chartooo:coordinate-region svg:x="1.623cm" svg:y="0.451cm" svg:width="17.222cm" svg:height="11.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43" chart:class="chart:line">
            <chart:data-point chart:repeated="4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:Sheet1.B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561">
                <text:p>185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025">
                <text:p>190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750">
                <text:p>217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360">
                <text:p>193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168">
                <text:p>191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485">
                <text:p>164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485">
                <text:p>164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40">
                <text:p>140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32">
                <text:p>87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